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694a2" officeooo:paragraph-rsid="0006102f"/>
    </style:style>
    <style:style style:name="P2" style:family="paragraph" style:parent-style-name="Preformatted_20_Text">
      <style:text-properties officeooo:rsid="00299e38" officeooo:paragraph-rsid="0006102f"/>
    </style:style>
    <style:style style:name="P3" style:family="paragraph" style:parent-style-name="Preformatted_20_Text">
      <style:text-properties officeooo:rsid="0029c9e5" officeooo:paragraph-rsid="0006102f"/>
    </style:style>
    <style:style style:name="T1" style:family="text">
      <style:text-properties officeooo:rsid="0029c9e5"/>
    </style:style>
    <style:style style:name="T2" style:family="text">
      <style:text-properties officeooo:rsid="00316759"/>
    </style:style>
    <style:style style:name="T3" style:family="text">
      <style:text-properties officeooo:rsid="0029f2c5"/>
    </style:style>
    <style:style style:name="T4" style:family="text">
      <style:text-properties officeooo:rsid="002bcce6"/>
    </style:style>
    <style:style style:name="T5" style:family="text">
      <style:text-properties officeooo:rsid="002cd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1">Les acteurs :</text:span></text:p>
      <text:p text:style-name="P2"><text:tab/><text:span text:style-name="T1">le visualisateur : cet acteur a pour rôle de vérifier les données affichées</text:span></text:p>
      <text:p text:style-name="P2"><text:tab/><text:span text:style-name="T1">le superviseur : il a pour rôle la gestion des stations (ajout, suppresion), le remise en route des appareils à distance pour les stations autonomes pour lesquelles il a les droits.</text:span></text:p>
      <text:p text:style-name="P2"/>
      <text:p text:style-name="P3">Les messages : </text:p>
      <text:p text:style-name="P3"><text:tab/>du visualisateur vers <text:span text:style-name="T2">YnovM</text:span> :</text:p>
      <text:p text:style-name="P3"><text:tab/><text:tab/>- présentation ! Choisi la forme de représentation des stations</text:p>
      <text:p text:style-name="P3"><text:tab/><text:tab/>- <text:span text:style-name="T3">rechercher : permet de rechercher une station particulière pour zoomer sur ses données</text:span></text:p>
      <text:p text:style-name="P3"><text:tab/><text:tab/>- <text:span text:style-name="T3">zoom : permet sur la présentation choisie d’obtenir les détails d’une station</text:span></text:p>
      <text:p text:style-name="P3"><text:tab/><text:span text:style-name="T4">d’ YnovM vers le visualistateur :</text:span></text:p>
      <text:p text:style-name="P3"><text:tab/><text:tab/>- <text:span text:style-name="T4">représentation</text:span></text:p>
      <text:p text:style-name="P3"><text:tab/><text:tab/>- <text:span text:style-name="T4">détail</text:span></text:p>
      <text:p text:style-name="P3"/>
      <text:p text:style-name="P3"><text:tab/><text:span text:style-name="T5">du superviseur vers YnovM :</text:span></text:p>
      <text:p text:style-name="P3"><text:tab/><text:span text:style-name="T5">d’ YnovM vers le superviseur </text:span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09:12:43.413790524</meta:creation-date>
    <dc:date>2017-10-29T09:23:57.679659494</dc:date>
    <meta:editing-duration>PT11M14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12" meta:character-count="673" meta:non-whitespace-character-count="555"/>
  </office:meta>
</office:document-meta>
</file>